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f9331" officeooo:paragraph-rsid="000f9331"/>
    </style:style>
    <style:style style:name="P3" style:family="paragraph" style:parent-style-name="Standard">
      <style:text-properties fo:font-weight="bold" officeooo:rsid="000f9331" officeooo:paragraph-rsid="000f9331" style:font-weight-asian="bold" style:font-weight-complex="bold"/>
    </style:style>
    <style:style style:name="P4" style:family="paragraph" style:parent-style-name="Standard">
      <style:text-properties fo:font-weight="bold" officeooo:paragraph-rsid="000f9331" style:font-weight-asian="bold" style:font-weight-complex="bold"/>
    </style:style>
    <style:style style:name="P5" style:family="paragraph" style:parent-style-name="Standard">
      <style:text-properties fo:font-weight="normal" officeooo:paragraph-rsid="000f9331" style:font-weight-asian="normal" style:font-weight-complex="normal"/>
    </style:style>
    <style:style style:name="P6" style:family="paragraph" style:parent-style-name="Standard">
      <style:text-properties officeooo:paragraph-rsid="00110bc3"/>
    </style:style>
    <style:style style:name="P7" style:family="paragraph" style:parent-style-name="Standard">
      <style:text-properties officeooo:rsid="00110bc3" officeooo:paragraph-rsid="00110bc3"/>
    </style:style>
    <style:style style:name="P8" style:family="paragraph" style:parent-style-name="Standard">
      <style:text-properties fo:font-weight="bold" officeooo:rsid="00127a92" officeooo:paragraph-rsid="00127a92" style:font-weight-asian="bold" style:font-weight-complex="bold"/>
    </style:style>
    <style:style style:name="P9" style:family="paragraph" style:parent-style-name="Standard">
      <style:text-properties fo:font-weight="normal" officeooo:rsid="00127a92" officeooo:paragraph-rsid="00127a92" style:font-weight-asian="normal" style:font-weight-complex="normal"/>
    </style:style>
    <style:style style:name="P10" style:family="paragraph" style:parent-style-name="Standard">
      <style:text-properties fo:font-weight="bold" officeooo:rsid="0013a3d7" officeooo:paragraph-rsid="0013a3d7" style:font-weight-asian="bold" style:font-weight-complex="bold"/>
    </style:style>
    <style:style style:name="P11" style:family="paragraph" style:parent-style-name="Standard">
      <style:text-properties fo:font-weight="normal" officeooo:rsid="0013a3d7" officeooo:paragraph-rsid="0013a3d7" style:font-weight-asian="normal" style:font-weight-complex="normal"/>
    </style:style>
    <style:style style:name="P12" style:family="paragraph" style:parent-style-name="Standard">
      <style:paragraph-properties style:writing-mode="lr-tb"/>
      <style:text-properties fo:font-weight="bold" officeooo:paragraph-rsid="0013a3d7" style:font-weight-asian="bold" style:font-weight-complex="bold"/>
    </style:style>
    <style:style style:name="P13" style:family="paragraph" style:parent-style-name="Standard">
      <style:paragraph-properties style:writing-mode="lr-tb"/>
      <style:text-properties fo:font-weight="normal" officeooo:paragraph-rsid="0013a3d7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weight="bold" officeooo:rsid="0014a231" officeooo:paragraph-rsid="0014a231" style:font-weight-asian="bold" style:font-weight-complex="bold"/>
    </style:style>
    <style:style style:name="P15" style:family="paragraph" style:parent-style-name="Standard">
      <style:paragraph-properties style:writing-mode="lr-tb"/>
      <style:text-properties fo:font-weight="normal" officeooo:rsid="0014a231" officeooo:paragraph-rsid="0014a231" style:font-weight-asian="normal" style:font-weight-complex="normal"/>
    </style:style>
    <style:style style:name="T1" style:family="text">
      <style:text-properties officeooo:rsid="000f9331"/>
    </style:style>
    <style:style style:name="T2" style:family="text">
      <style:text-properties fo:font-weight="bold" officeooo:rsid="00110bc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a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-<text:span text:style-name="T1">¿Qué significa HTML?</text:span></text:p>
      <text:p text:style-name="Standard"/>
      <text:p text:style-name="P2">Es el código estándar para estructurar el contenido de las páginas web ( HyperText Markup Language) En español significa: Lenguaje de Marcado de Hipertexto.</text:p>
      <text:p text:style-name="P2"/>
      <text:p text:style-name="P3">2-Menciona dos tareas concretas que puedes realizar con un lenguaje de marcas como</text:p>
      <text:p text:style-name="P3">HTML.</text:p>
      <text:p text:style-name="P2"/>
      <text:p text:style-name="P2">Dos tareas podrían ser, estructurar contenidos para definir secciones u organizar información; y crear enlaces para crear una interacción más creativa.</text:p>
      <text:p text:style-name="P2"/>
      <text:p text:style-name="P3">3-¿Qué puede hacer un lenguaje de programación que un lenguaje de marcas no puede</text:p>
      <text:p text:style-name="P3">hacer?</text:p>
      <text:p text:style-name="P2"/>
      <text:p text:style-name="P2">Un lenguaje de marcas solo describe la estructura y presentación del contenido mientras que un lenguaje de programación es capaz de eso y de ejecutar lógica compleja y cálculos, interactuar con sistemas y crear elementos dinámicos.</text:p>
      <text:p text:style-name="P2"/>
      <text:p text:style-name="P4"><text:span text:style-name="T1">4-</text:span>Da un ejemplo real (ejemplo: Python vs. HTML) </text:p>
      <text:p text:style-name="P4"/>
      <text:p text:style-name="P5">Un ejemplo real de Python vs. HTML es que HTML define la estructura y contenido de una página web, como un esqueleto, mientras que Python se usa en el backend para manejar la lógica del servidor, gestionar bases de datos y generar contenido dinámico que se envía al navegador.</text:p>
      <text:p text:style-name="P5"/>
      <text:p text:style-name="P6"><text:span text:style-name="T2">5-</text:span><text:span text:style-name="T3">¿Conoces o puedes encontrar en internet otros lenguajes de marcas además de HTML?</text:span> </text:p>
      <text:p text:style-name="P7"/>
      <text:p text:style-name="P7">Si se pueden encontrar otros lenguajes de marcas, sin embargo el más usado y el único que conozco es HTML.</text:p>
      <text:p text:style-name="P7"/>
      <text:p text:style-name="P6"><text:span text:style-name="T2">6-</text:span><text:span text:style-name="T3">Escribe al menos uno y explica para qué se utiliza.</text:span> </text:p>
      <text:p text:style-name="P6"/>
      <text:p text:style-name="P7">Algún ejemplo de lenguaje de marcas podría ser SVG que se utiliza para crear, mostrar y manipular gráficos vectoriales escalables en la web, como logotipos, iconos e ilustraciones.</text:p>
      <text:p text:style-name="P7"/>
      <text:p text:style-name="P8">7-Quítalo de tu codigo y abre la página en tu navegador. ¿Notas que algo se ve raro?</text:p>
      <text:p text:style-name="P8"/>
      <text:p text:style-name="P9">Cuando se quita el &lt;!DOCTYPE html&gt; la página web es incorrecta con los estándares web modernos.</text:p>
      <text:p text:style-name="P9"/>
      <text:p text:style-name="P10">8-Explica con tus propias palabras por qué esta línea es necesaria.</text:p>
      <text:p text:style-name="P10"/>
      <text:p text:style-name="P11">Esta línea es necesaria ya que al no ponerla puede resultar en ver tu página web de una manera en la que no quieres o sea incompatible.</text:p>
      <text:p text:style-name="P11"/>
      <text:p text:style-name="P12"><text:span text:style-name="T4">9-B</text:span>usca en internet qué significa “Quirk Mode” y resumelo en 2 frases máximo. </text:p>
      <text:p text:style-name="P12"/>
      <text:p text:style-name="P13">El modo quirk es un comportamiento utilizado por los navegadores web para mantener la compatibilidad con páginas web diseñadas para navegadores más antiguos</text:p>
      <text:p text:style-name="P13"/>
      <text:p text:style-name="P13"/>
      <text:p text:style-name="P13"/>
      <text:p text:style-name="P13"/>
      <text:p text:style-name="P14"><text:soft-page-break/>10- ¿Qué pasa si pones lang="en" en lugar de lang="es"? ¿Para quién es útil esta información?</text:p>
      <text:p text:style-name="P14"/>
      <text:p text:style-name="P15">Lo que hace esto es declarar el idioma en inglés en vez de español; es útil para los programadores, ya que usarán u idioma u otro en función a que público se dirijan.</text:p>
      <text:p text:style-name="P15"/>
      <text:p text:style-name="P15"/>
      <text:p text:style-name="P15">El emoji hamburguesa 🍔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32:14.516200100</meta:creation-date>
    <dc:date>2025-09-25T14:53:58.232247500</dc:date>
    <meta:editing-duration>PT54M30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23" meta:word-count="401" meta:character-count="2378" meta:non-whitespace-character-count="1996"/>
  </office:meta>
</office:document-meta>
</file>